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8cf" officeooo:paragraph-rsid="001ff8cf"/>
    </style:style>
    <style:style style:name="P2" style:family="paragraph" style:parent-style-name="Standard">
      <style:text-properties officeooo:paragraph-rsid="001ff8cf"/>
    </style:style>
    <style:style style:name="P3" style:family="paragraph" style:parent-style-name="Text_20_body">
      <style:paragraph-properties fo:orphans="2" fo:widows="2"/>
      <style:text-properties fo:font-variant="normal" fo:text-transform="none" style:font-name="apple-system" fo:font-size="10.5pt" fo:letter-spacing="normal" fo:font-style="normal" fo:font-weight="normal"/>
    </style:style>
    <style:style style:name="T1" style:family="text">
      <style:text-properties officeooo:rsid="001ff8cf"/>
    </style:style>
    <style:style style:name="T2" style:family="text">
      <style:text-properties fo:font-variant="normal" fo:text-transform="none" style:font-name="apple-system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oteros <text:line-break/></text:span><text:a xlink:type="simple" xlink:href="https://dashboard.pantheon.io/sites/0c1cf14c-ee27-4d7c-931b-df2d9e5b4b12#dev/code" text:style-name="Internet_20_link" text:visited-style-name="Visited_20_Internet_20_Link"><text:span text:style-name="T1">https://dashboard.pantheon.io/sites/0c1cf14c-ee27-4d7c-931b-df2d9e5b4b12#dev/code</text:span></text:a><text:span text:style-name="T1"> <text:line-break/><text:line-break/></text:span><text:span text:style-name="T2">URL: </text:span><text:a xlink:type="simple" xlink:href="https://dev-moteros.pantheonsite.io/wp-admin/" office:target-frame-name="_blank" xlink:show="new" text:style-name="Internet_20_link" text:visited-style-name="Visited_20_Internet_20_Link"><text:span text:style-name="T2">https://dev-moteros.pantheonsite.io/wp-admin/</text:span></text:a></text:p>
      <text:p text:style-name="P3">Usuario: moteros_admin</text:p>
      <text:p text:style-name="P3">Password: (G(r1Qb7r!EFZR4ic2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09:03:59.870716677</meta:creation-date>
    <dc:date>2022-07-18T10:23:45.213030258</dc:date>
    <meta:editing-duration>PT1H9M33S</meta:editing-duration>
    <meta:editing-cycles>1</meta:editing-cycles>
    <meta:document-statistic meta:table-count="0" meta:image-count="0" meta:object-count="0" meta:page-count="1" meta:paragraph-count="3" meta:word-count="8" meta:character-count="193" meta:non-whitespace-character-count="185"/>
    <meta:generator>LibreOffice/7.0.6.2$Linux_X86_64 LibreOffice_project/00$Build-2</meta:generator>
  </office:meta>
</office:document-meta>
</file>